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break-before="page"/>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úpiter</text:p>
      <text:p text:style-name="Standard"/>
      <text:p text:style-name="Standard">Júpiter és el planeta més gran del sistema solar i el cinquè segons la seva distància al Sol. Té un diàmetre de 142.984 km (unes 11 vegades el de la Terra). La seva òrbita se situa aproximadament a 5 UA (750 milions de km) del Sol, entre les òrbites de Mart i Saturn. És un gegant gasós format principalment per hidrogen i heli sense una superfície interior definida. La seva característica més destacable és la Gran Taca Vermella, un enorme anticicló situat en les latituds tropicals de l'hemisferi sud.</text:p>
      <text:p text:style-name="Standard"/>
      <text:p text:style-name="Standard">Va ser descobert a l'antiguitat i rep el seu nom del pare dels déus de la mitologia romana, aquell al que els grecs anomenaven Zeus i els romans Júpiter.</text:p>
      <text:p text:style-name="Standard"/>
      <text:p text:style-name="Standard">És el planeta amb el nombre més gran de satèl·lits coneguts, amb un total de 63. Els més importants són els quatre satèl·lits galileians: Ió, Europa, Ganimedes i Cal·listo.</text:p>
      <text:p text:style-name="Standard"/>
      <text:p text:style-name="Standard">Característiques físiques</text:p>
      <text:p text:style-name="Standard"/>
      <text:p text:style-name="Standard">Júpiter és el més massiu dels planetes del Sistema Solar. La seva massa equival a unes 310 vegades la de la Terra i a unes 2,5 vegades la suma de la masses de tots els altres planetes. Tanmateix, s'han descobert més d'un centenar de planetes extrasolars amb masses semblants o superiors a la massa de Júpiter.</text:p>
      <text:p text:style-name="Standard"/>
      <text:p text:style-name="Standard">També té el rècord de volum (1400 vegades el de la Terra) i és el planeta amb la velocitat de rotació més ràpida i per tant el període de rotació més curt (menys de 10 hores) lo que resulta en un lleuger aplatament fàcilment visible des de la Terra per telescopis amateurs.</text:p>
      <text:p text:style-name="Standard"/>
      <text:p text:style-name="Standard">La seva atmosfera està permanentment coberta de núvols estructurats en franges horitzontals de colors rogencs. Aquests posseeixen una forta dinàmica de vents zonals amb velocitats de fins a 150 m/s i mostren un alt grau de turbulència.</text:p>
      <text:p text:style-name="Standard"/>
      <text:p text:style-name="Standard">Generalment, és el quart objecte més brillant del cel (després del Sol, la Lluna i Venus) encara que a vegades Mart és més brillant que Júpiter i Júpiter més brillant que Venus.</text:p>
      <text:p text:style-name="Standard"/>
      <text:p text:style-name="P2">Saturn</text:p>
      <text:p text:style-name="Standard"/>
      <text:p text:style-name="Standard">Saturn és el sisè planeta del sistema solar en quant a distància al Sol i el segon planeta més gran després de Júpiter. Va ser descobert a l'antiguitat i el seu nom prové del déu romà Saturn. És un gegant gasós i forma part dels planetes exteriors (també anomenats "Jovians" pel seu paregut a Júpiter). L'aspecte més característic de Saturn són els seus brillants anells. El primer a observar-los va ser Galileu Galilei el 1610 però la baixa inclinació dels anells i la mala qualitat del seu telescopi li van fer pensar, en un principi, que es tractava de grans llunes. El 1659, Christiaan Huygens, amb millors mitjans d'observació, va poder observar-los amb claredat. El 1859, James Clerk Maxwell va demostrar matemàticament que els anells no podien ser un únic objecte sinó que havien de ser l'agrupació de milions de partícules xicotetes. Saturn té 56 satèl·lits naturals entre els quals destaca Tità, l'únic satèl·lit del sistema solar amb una atmosfera important.</text:p>
      <text:p text:style-name="Standard"/>
      <text:p text:style-name="Standard">Característiques físiques</text:p>
      <text:p text:style-name="Standard"/>
      <text:p text:style-name="Standard">Saturn és un planeta visiblement aplanat en els pols. Els diàmetres equatorial i polar són respectivament 120.536 i 108.728 km. Aquest efecte és produït per la ràpida rotació del planeta, la seva naturalesa fluida i la seva relativament baixa gravetat. Els altres planetes gegants són també aplanats però no en tan gran mesura. Saturn posseeix una densitat específica de 0,69 g/cm3 sent l'únic planeta del Sistema Solar amb una densitat inferior a la de l'aigua. El planeta està format per un 96% d'hidrogen i un 3% d'heli.</text:p>
      <text:p text:style-name="Standard"/>
      <text:p text:style-name="P2">Urà</text:p>
      <text:p text:style-name="Standard"/>
      <text:p text:style-name="Standard">Urà és el setè planeta del sistema solar segons la seva distància al Sol, el tercer en quant a diàmetre però el quart en quant a massa ja que és menys dens que Neptú. És un gegant gasós i forma part dels planetes exteriors. Va ser descobert per William Herschel el 1781. Ha estat visitat per una única sonda espacial, la Voyager 2, el 1986. Rep el seu nom d'un dels déus primordials de la mitologia grega, Urà, la personificació del cel.</text:p>
      <text:p text:style-name="Standard"/>
      <text:p text:style-name="Standard">Característiques físiques</text:p>
      <text:p text:style-name="Standard"/>
      <text:p text:style-name="Standard">Urà posseeix un nucli compost de roques i gels de diferent tipus sent estos últims molt més abundants. El planeta compta amb una gruixuda atmosfera formada per una mescla d'hidrogen i heli que pot representar fins a un 15% de la massa planetària. Urà (com Neptú) és en molts aspectes un gegant gasós interromput en el seu creixement sense haver acumulat les grans masses de gasos dels planetes gegants interiors Júpiter i Saturn.</text:p>
      <text:p text:style-name="Standard"/>
      <text:p text:style-name="P2">Neptú</text:p>
      <text:p text:style-name="Standard"/>
      <text:p text:style-name="Standard">Neptú és el vuitè planeta del sistema solar en proximitat al Sol. És el quart en quant a diàmetre però el tercer en quant a massa ja que és més dens que Urà. És un gegant gasós i forma part dels planetes exteriors. Ocasionalment, Plutó (fins al 2006 considerat el novè planeta del sistema solar), degut a la seva òrbita excèntrica, està més a prop del Sol que Neptú.</text:p>
      <text:p text:style-name="Standard"/>
      <text:p text:style-name="Standard">La seva òrbita va ser predita, de forma independent, per John Couch Adams (el 1845) i per Urbain Le Verrier (el 1846) a partir de les anomalies de l'òrbita d'Urà respecte a les lleis de Kepler i de la llei de la gravitació universal de Newton. Va ser descobert per Johann Gottfried Galle, el 23 de setembre de 1846 a 1° d'interval de la posició predita per Adams i Le Verrier. Més tard, es va advertir que Galileu ja l'havia observat el 1612, però l'havia pres per una estrella.</text:p>
      <text:p text:style-name="Standard"/>
      <text:p text:style-name="Standard">Característiques físiques</text:p>
      <text:p text:style-name="Standard"/>
      <text:p text:style-name="Standard">A l'orbitar tan lluny del Sol, Neptú rep molt poca calor. La temperatura a les regions més altes de l'atmosfera és de 55 K (-218 ºC). Com que Neptú és un gegant gasós no té superfície sòlida, però a mesura que un s'endinsa més i més en la seva atmosfera la temperatura augmenta pel que sembla que el planeta pot tenir una font interna de calor. Es pensa que pot ser un romanent de la calor generada per la concreció de matèria durant la creació del planeta, que ara irradia calor lentament cap a l'espai. La velocitat del vent en l'atmosfera de Neptú, de fins a 2.000 km/h, és la major del sistema solar i es creu que els vents s'alimenten del flux de calor interna.</text:p>
      <text:p text:style-name="Standard"/>
      <text:p text:style-name="Standard">L'estructura interna s'assembla a la d'Urà: un nucli rocós cobert per una crosta gelada, ocult davall una atmosfera gruixuda i espessa. Els dos terços interiors de Neptú es componen d'una mescla de roca, aigua, amoníac líquid i metà. El terç exterior és una mescla de gas calent compost d'hidrogen, heli, aigua i metà. Igual que Urà i a diferència de Júpiter i de Saturn, la composició de l'estructura interna de Neptú es creu que està formada per capes distintes. Com a Urà, el camp magnètic de Neptú està fortament inclinat en relació amb el seu eix de rotació, a 47° i desplaçat almenys 0,55 radis (uns 13.500 quilòmetres) del centre físic del planeta. Comparant els camps magnètics d'ambdós planetes, els científics han arribat a la conclusió que eixa extrema orientació podria ser característica dels fluxos a l'interior del planeta i no el resultat de la inclinació de l'eix d'Urà.</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note">
      <style:text-properties fo:font-size="10pt" fo:font-style="italic" fo:font-weight="bold" style:font-size-asian="10pt" style:font-style-asian="italic" style:font-weight-asian="bold" style:font-size-complex="10pt" style:font-style-complex="italic"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Informació extreta de la Vikipèd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4-07T16:58:21</meta:creation-date>
    <dc:date>2007-04-07T18:34:55</dc:date>
    <dc:language>ca-ES</dc:language>
    <meta:editing-cycles>7</meta:editing-cycles>
    <meta:editing-duration>PT1H4M50S</meta:editing-duration>
    <meta:user-defined meta:name="Info 1"/>
    <meta:user-defined meta:name="Info 2"/>
    <meta:user-defined meta:name="Info 3"/>
    <meta:user-defined meta:name="Info 4"/>
    <meta:document-statistic meta:table-count="0" meta:image-count="0" meta:object-count="0" meta:page-count="4" meta:paragraph-count="24" meta:word-count="1182" meta:character-count="6732"/>
  </office:meta>
</office:document-meta>
</file>